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531080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74c7a83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74c1e15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7531080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675c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4a0ef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753108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bold" officeooo:rsid="074675c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bold" officeooo:rsid="074a0ef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bold" officeooo:rsid="0753108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officeooo:rsid="07531080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6">System </text:span></text:span><text:span text:style-name="Source_20_Text"><text:span text:style-name="T8">and its uses</text:span></text:span><text:span text:style-name="Source_20_Text"><text:span text:style-name="T6">:</text:span></text:span></text:p>
      <text:list xml:id="list75830414486924393" text:style-name="L1">
        <text:list-item>
          <text:p text:style-name="P4"><text:span text:style-name="Source_20_Text"><text:span text:style-name="T5">Amazon (amazon.com) is the </text:span></text:span><text:span text:style-name="Source_20_Text"><text:span text:style-name="T11">world’s largest online retailer.</text:span></text:span><text:span text:style-name="Source_20_Text"><text:span text:style-name="T5"> The company was originally a bookseller but has expanded to sell a </text:span></text:span><text:span text:style-name="Source_20_Text"><text:span text:style-name="T11">wide variety</text:span></text:span><text:span text:style-name="Source_20_Text"><text:span text:style-name="T5"> of consumer goods and digital media. For the sake of this problem, we will focus on their </text:span></text:span><text:span text:style-name="Source_20_Text"><text:span text:style-name="T11">online retail business</text:span></text:span><text:span text:style-name="Source_20_Text"><text:span text:style-name="T5"> where </text:span></text:span><text:span text:style-name="Source_20_Text"><text:span text:style-name="T11">users can sell/buy</text:span></text:span><text:span text:style-name="Source_20_Text"><text:span text:style-name="T5"> their products.</text:span></text:span></text:p>
        </text:list-item>
      </text:list>
      <text:p text:style-name="P2"><text:span text:style-name="Source_20_Text"><text:span text:style-name="T2"/></text:span></text:p>
      <text:p text:style-name="P2"><text:span text:style-name="Source_20_Text"><text:span text:style-name="T7">Requirements:</text:span></text:span></text:p>
      <text:list xml:id="list678742133779911765" text:style-name="L2">
        <text:list-item>
          <text:p text:style-name="P7"><text:span text:style-name="Source_20_Text"><text:span text:style-name="T5">Users should be able to </text:span></text:span><text:span text:style-name="Source_20_Text"><text:span text:style-name="T11">add new products</text:span></text:span><text:span text:style-name="Source_20_Text"><text:span text:style-name="T5"> to sell.</text:span></text:span></text:p>
        </text:list-item>
        <text:list-item>
          <text:p text:style-name="P7"><text:span text:style-name="Source_20_Text"><text:span text:style-name="T5">Users should be able to </text:span></text:span><text:span text:style-name="Source_20_Text"><text:span text:style-name="T11">search for products</text:span></text:span><text:span text:style-name="Source_20_Text"><text:span text:style-name="T5"> by their name or category.</text:span></text:span></text:p>
        </text:list-item>
        <text:list-item>
          <text:p text:style-name="P7"><text:span text:style-name="Source_20_Text"><text:span text:style-name="T5">Users can search and view all the products, but they will have to become a </text:span></text:span><text:span text:style-name="Source_20_Text"><text:span text:style-name="T11">registered</text:span></text:span><text:span text:style-name="Source_20_Text"><text:span text:style-name="T5"> member </text:span></text:span><text:span text:style-name="Source_20_Text"><text:span text:style-name="T11">to buy</text:span></text:span><text:span text:style-name="Source_20_Text"><text:span text:style-name="T5"> a product.</text:span></text:span></text:p>
        </text:list-item>
        <text:list-item>
          <text:p text:style-name="P7"><text:span text:style-name="Source_20_Text"><text:span text:style-name="T5">Users should be able to </text:span></text:span><text:span text:style-name="Source_20_Text"><text:span text:style-name="T11">add/remove/modify</text:span></text:span><text:span text:style-name="Source_20_Text"><text:span text:style-name="T5"> product items </text:span></text:span><text:span text:style-name="Source_20_Text"><text:span text:style-name="T11">in their shopping cart.</text:span></text:span></text:p>
        </text:list-item>
        <text:list-item>
          <text:p text:style-name="P7"><text:span text:style-name="Source_20_Text"><text:span text:style-name="T5">Users can </text:span></text:span><text:span text:style-name="Source_20_Text"><text:span text:style-name="T11">check out and buy</text:span></text:span><text:span text:style-name="Source_20_Text"><text:span text:style-name="T5"> items in the shopping cart.</text:span></text:span></text:p>
        </text:list-item>
        <text:list-item>
          <text:p text:style-name="P7"><text:span text:style-name="Source_20_Text"><text:span text:style-name="T5">Users can </text:span></text:span><text:span text:style-name="Source_20_Text"><text:span text:style-name="T11">rate and add a review</text:span></text:span><text:span text:style-name="Source_20_Text"><text:span text:style-name="T5"> for a product.</text:span></text:span></text:p>
        </text:list-item>
        <text:list-item>
          <text:p text:style-name="P7"><text:span text:style-name="Source_20_Text"><text:span text:style-name="T5">The user should be able to specify a </text:span></text:span><text:span text:style-name="Source_20_Text"><text:span text:style-name="T11">shipping address</text:span></text:span><text:span text:style-name="Source_20_Text"><text:span text:style-name="T5"> where their order will be delivered.</text:span></text:span></text:p>
        </text:list-item>
        <text:list-item>
          <text:p text:style-name="P7"><text:span text:style-name="Source_20_Text"><text:span text:style-name="T5">Users can </text:span></text:span><text:span text:style-name="Source_20_Text"><text:span text:style-name="T11">cancel an order</text:span></text:span><text:span text:style-name="Source_20_Text"><text:span text:style-name="T5"> if it has not shipped.</text:span></text:span></text:p>
        </text:list-item>
        <text:list-item>
          <text:p text:style-name="P7"><text:span text:style-name="Source_20_Text"><text:span text:style-name="T5">Users should get </text:span></text:span><text:span text:style-name="Source_20_Text"><text:span text:style-name="T11">notifications</text:span></text:span><text:span text:style-name="Source_20_Text"><text:span text:style-name="T5"> whenever there is a change in the order or shipping status.</text:span></text:span></text:p>
        </text:list-item>
        <text:list-item>
          <text:p text:style-name="P7"><text:span text:style-name="Source_20_Text"><text:span text:style-name="T5">Users should be able to pay through </text:span></text:span><text:span text:style-name="Source_20_Text"><text:span text:style-name="T11">credit cards or electronic bank transfer.</text:span></text:span></text:p>
        </text:list-item>
        <text:list-item>
          <text:p text:style-name="P7"><text:span text:style-name="Source_20_Text"><text:span text:style-name="T5">Users should be able to </text:span></text:span><text:span text:style-name="Source_20_Text"><text:span text:style-name="T11">track their shipment</text:span></text:span><text:span text:style-name="Source_20_Text"><text:span text:style-name="T5"> to see the current state of their order.</text:span></text:span></text:p>
        </text:list-item>
      </text:list>
      <text:p text:style-name="P3"><text:span text:style-name="Source_20_Text"><text:span text:style-name="T4"/></text:span></text:p>
      <text:p text:style-name="P3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13T23:01:31.984342500</dc:date>
    <meta:editing-duration>P25DT2H24M39S</meta:editing-duration>
    <meta:editing-cycles>1738</meta:editing-cycles>
    <meta:document-statistic meta:table-count="0" meta:image-count="0" meta:object-count="0" meta:page-count="1" meta:paragraph-count="14" meta:word-count="212" meta:character-count="1151" meta:non-whitespace-character-count="965"/>
  </office:meta>
</office:document-meta>
</file>